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F" svg:font-family="" style:font-family-generic="roma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COLD (FIXED)</text:p>
          </table:table-cell>
          <table:table-cell table:style-name="ce50" office:value-type="string" calcext:value-type="string">
            <text:p>ESC, 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0" office:value-type="string" calcext:value-type="string">
            <text:p>Requires BASIC REV. C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54" office:value-type="string" calcext:value-type="string">
            <text:p>NOT OK</text:p>
          </table:table-cell>
          <table:table-cell table:number-columns-repeated="4" table:style-name="ce54" office:value-type="string" calcext:value-type="string">
            <text:p>TODO</text:p>
          </table:table-cell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 office:value-type="string" calcext:value-type="string">
            <text:p>Mail sent 21.9.2024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 office:value-type="string" calcext:value-type="string">
            <text:p>OK</text:p>
          </table:table-cell>
          <table:table-cell table:number-columns-repeated="4" table:style-name="ce54" office:value-type="string" calcext:value-type="string">
            <text:p>TODO</text:p>
          </table:table-cell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 office:value-type="string" calcext:value-type="string">
            <text:p>Mail sent 21.9.2024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number-columns-repeated="4" table:style-name="ce54" office:value-type="string" calcext:value-type="string">
            <text:p>NOT 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 office:value-type="string" calcext:value-type="string">
            <text:p>WhatsApp send 04-10-2024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0" office:value-type="string" calcext:value-type="string">
            <text:p>Requires Atari XL OS Rev. 2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54" office:value-type="string" calcext:value-type="string">
            <text:p>NOT OK</text:p>
          </table:table-cell>
          <table:table-cell table:number-columns-repeated="3" table:style-name="ce54" office:value-type="string" calcext:value-type="string">
            <text:p>TODO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 table:number-columns-repeated="5"/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TOOL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Default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7" calcext:value-type="float">
            <text:p>7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5]/[.B54]" office:value-type="percentage" office:value="0.972549019607843" calcext:value-type="percentage">
            <text:p>97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1" calcext:value-type="float">
            <text:p>5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2];&quot;NO&quot;)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3];&quot;YES&quot;)" office:value-type="float" office:value="7" calcext:value-type="float">
            <text:p>7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60]/[.B58]" office:value-type="percentage" office:value="0.862745098039216" calcext:value-type="percentage">
            <text:p>86%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5" calcext:value-type="float">
            <text:p>45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2"/>
      </table:named-expressions>
      <table:database-ranges>
        <table:database-range table:name="__Anonymous_Sheet_DB__1" table:target-range-address="Entries.A1:Entries.G5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F" svg:font-family="" style:font-family-generic="roma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00:05:20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4T02:04:12.657000000</dc:date>
    <meta:editing-cycles>809</meta:editing-cycles>
    <meta:editing-duration>P13DT10H55M34S</meta:editing-duration>
    <meta:generator>LibreOffice/7.1.5.2$Windows_x86 LibreOffice_project/85f04e9f809797b8199d13c421bd8a2b025d52b5</meta:generator>
    <meta:document-statistic meta:table-count="3" meta:cell-count="5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